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fo:font-weight="bold" officeooo:rsid="001dfa20" officeooo:paragraph-rsid="001dfa20" style:font-size-asian="12pt" style:font-weight-asian="bold" style:font-size-complex="12pt" style:font-weight-complex="bold"/>
    </style:style>
    <style:style style:name="P2" style:family="paragraph" style:parent-style-name="Standard">
      <style:text-properties fo:font-size="12pt" officeooo:paragraph-rsid="001dfa20" style:font-size-asian="12pt" style:font-size-complex="12pt"/>
    </style:style>
    <style:style style:name="P3" style:family="paragraph" style:parent-style-name="Standard">
      <style:text-properties style:font-name="sans-serif" fo:font-size="12pt" fo:font-style="italic" officeooo:rsid="001c0ba0" officeooo:paragraph-rsid="001dfa20" style:font-size-asian="12pt" style:font-style-asian="italic" style:font-size-complex="12pt" style:font-style-complex="italic"/>
    </style:style>
    <style:style style:name="P4" style:family="paragraph" style:parent-style-name="Standard">
      <style:text-properties style:font-name="sans-serif" fo:font-size="12pt" fo:font-style="italic" officeooo:rsid="001c0ba0" officeooo:paragraph-rsid="001f1dd5" style:font-size-asian="12pt" style:font-style-asian="italic" style:font-size-complex="12pt" style:font-style-complex="italic"/>
    </style:style>
    <style:style style:name="P5" style:family="paragraph" style:parent-style-name="Standard">
      <style:text-properties style:font-name="sans-serif" fo:font-size="12pt" fo:font-style="italic" officeooo:rsid="001c0ba0" officeooo:paragraph-rsid="00375e8b" style:font-size-asian="12pt" style:font-style-asian="italic" style:font-size-complex="12pt" style:font-style-complex="italic"/>
    </style:style>
    <style:style style:name="P6" style:family="paragraph" style:parent-style-name="Standard">
      <style:text-properties style:font-name="sans-serif" fo:font-size="12pt" fo:font-style="italic" officeooo:rsid="001f1b72" officeooo:paragraph-rsid="001f1b72" style:font-size-asian="12pt" style:font-style-asian="italic" style:font-size-complex="12pt" style:font-style-complex="italic"/>
    </style:style>
    <style:style style:name="P7" style:family="paragraph" style:parent-style-name="Standard">
      <style:text-properties style:font-name="sans-serif" fo:font-size="12pt" fo:font-style="italic" officeooo:rsid="001f1b72" officeooo:paragraph-rsid="001f1dd5" style:font-size-asian="12pt" style:font-style-asian="italic" style:font-size-complex="12pt" style:font-style-complex="italic"/>
    </style:style>
    <style:style style:name="P8" style:family="paragraph" style:parent-style-name="Standard">
      <style:text-properties style:font-name="sans-serif" fo:font-size="12pt" fo:font-style="italic" officeooo:rsid="0020fc68" officeooo:paragraph-rsid="0020fc68" style:font-size-asian="12pt" style:font-style-asian="italic" style:font-size-complex="12pt" style:font-style-complex="italic"/>
    </style:style>
    <style:style style:name="P9" style:family="paragraph" style:parent-style-name="Standard">
      <style:text-properties style:font-name="sans-serif" fo:font-size="12pt" fo:font-style="italic" officeooo:rsid="0020fc68" officeooo:paragraph-rsid="002436bf" style:font-size-asian="12pt" style:font-style-asian="italic" style:font-size-complex="12pt" style:font-style-complex="italic"/>
    </style:style>
    <style:style style:name="P10" style:family="paragraph" style:parent-style-name="Standard">
      <style:text-properties style:font-name="sans-serif" fo:font-size="12pt" fo:font-style="italic" officeooo:rsid="0020fc68" officeooo:paragraph-rsid="00375e8b" style:font-size-asian="12pt" style:font-style-asian="italic" style:font-size-complex="12pt" style:font-style-complex="italic"/>
    </style:style>
    <style:style style:name="P11" style:family="paragraph" style:parent-style-name="Standard">
      <style:text-properties style:font-name="sans-serif" fo:font-size="12pt" fo:font-style="italic" officeooo:rsid="001dfa20" officeooo:paragraph-rsid="001dfa20" style:font-size-asian="12pt" style:font-style-asian="italic" style:font-size-complex="12pt" style:font-style-complex="italic"/>
    </style:style>
    <style:style style:name="P12" style:family="paragraph" style:parent-style-name="Standard">
      <style:text-properties style:font-name="sans-serif" fo:font-size="12pt" fo:font-style="italic" officeooo:rsid="001dfa20" officeooo:paragraph-rsid="0030f1bf" style:font-size-asian="12pt" style:font-style-asian="italic" style:font-size-complex="12pt" style:font-style-complex="italic"/>
    </style:style>
    <style:style style:name="P13" style:family="paragraph" style:parent-style-name="Standard">
      <style:text-properties style:font-name="sans-serif" fo:font-size="12pt" fo:font-style="italic" officeooo:rsid="001dfa20" officeooo:paragraph-rsid="00375e8b" style:font-size-asian="12pt" style:font-style-asian="italic" style:font-size-complex="12pt" style:font-style-complex="italic"/>
    </style:style>
    <style:style style:name="P14" style:family="paragraph" style:parent-style-name="Standard">
      <style:text-properties style:font-name="sans-serif" fo:font-size="12pt" fo:font-style="italic" officeooo:rsid="001f1dd5" officeooo:paragraph-rsid="001f1dd5" style:font-size-asian="12pt" style:font-style-asian="italic" style:font-size-complex="12pt" style:font-style-complex="italic"/>
    </style:style>
    <style:style style:name="P15" style:family="paragraph" style:parent-style-name="Standard">
      <style:text-properties style:font-name="sans-serif" fo:font-size="12pt" fo:font-style="italic" officeooo:rsid="001f1dd5" officeooo:paragraph-rsid="00375e8b" style:font-size-asian="12pt" style:font-style-asian="italic" style:font-size-complex="12pt" style:font-style-complex="italic"/>
    </style:style>
    <style:style style:name="P16" style:family="paragraph" style:parent-style-name="Standard">
      <style:text-properties style:font-name="sans-serif" fo:font-size="12pt" officeooo:paragraph-rsid="001dfa20" style:font-size-asian="12pt" style:font-size-complex="12pt"/>
    </style:style>
    <style:style style:name="P17" style:family="paragraph" style:parent-style-name="Standard">
      <style:text-properties style:font-name="sans-serif" fo:font-size="12pt" officeooo:paragraph-rsid="001c0ba0" style:font-size-asian="12pt" style:font-size-complex="12pt"/>
    </style:style>
    <style:style style:name="P18" style:family="paragraph" style:parent-style-name="Standard">
      <style:text-properties style:font-name="sans-serif" fo:font-size="12pt" officeooo:paragraph-rsid="001ee667" style:font-size-asian="12pt" style:font-size-complex="12pt"/>
    </style:style>
    <style:style style:name="P19" style:family="paragraph" style:parent-style-name="Standard">
      <style:text-properties style:font-name="sans-serif" fo:font-size="12pt" officeooo:rsid="001c0ba0" officeooo:paragraph-rsid="001ee667" style:font-size-asian="12pt" style:font-size-complex="12pt"/>
    </style:style>
    <style:style style:name="P20" style:family="paragraph" style:parent-style-name="Standard">
      <style:text-properties style:font-name="sans-serif" fo:font-size="12pt" officeooo:rsid="001c0ba0" officeooo:paragraph-rsid="001f1dd5" style:font-size-asian="12pt" style:font-size-complex="12pt"/>
    </style:style>
    <style:style style:name="P21" style:family="paragraph" style:parent-style-name="Standard">
      <style:text-properties style:font-name="sans-serif" fo:font-size="12pt" officeooo:rsid="001c0ba0" officeooo:paragraph-rsid="0035cce4" style:font-size-asian="12pt" style:font-size-complex="12pt"/>
    </style:style>
    <style:style style:name="P22" style:family="paragraph" style:parent-style-name="Standard">
      <style:text-properties style:font-name="sans-serif" fo:font-size="12pt" officeooo:rsid="00299a24" officeooo:paragraph-rsid="002ab087" style:font-size-asian="12pt" style:font-size-complex="12pt"/>
    </style:style>
    <style:style style:name="P23" style:family="paragraph" style:parent-style-name="Standard">
      <style:text-properties style:font-name="sans-serif" fo:font-size="12pt" officeooo:rsid="00299a24" officeooo:paragraph-rsid="00380fdc" style:font-size-asian="12pt" style:font-size-complex="12pt"/>
    </style:style>
    <style:style style:name="P24" style:family="paragraph" style:parent-style-name="Standard">
      <style:text-properties style:font-name="sans-serif" fo:font-size="12pt" officeooo:rsid="002cd7fa" officeooo:paragraph-rsid="002cd7fa" style:font-size-asian="12pt" style:font-size-complex="12pt"/>
    </style:style>
    <style:style style:name="P25" style:family="paragraph" style:parent-style-name="Standard">
      <style:text-properties style:font-name="sans-serif" fo:font-size="12pt" officeooo:rsid="002cd7fa" officeooo:paragraph-rsid="003decb9" style:font-size-asian="12pt" style:font-size-complex="12pt"/>
    </style:style>
    <style:style style:name="P26" style:family="paragraph" style:parent-style-name="Standard">
      <style:text-properties style:font-name="sans-serif" fo:font-size="12pt" officeooo:paragraph-rsid="002cd7fa" style:font-size-asian="12pt" style:font-size-complex="12pt"/>
    </style:style>
    <style:style style:name="P27" style:family="paragraph" style:parent-style-name="Standard">
      <style:text-properties style:font-name="sans-serif" fo:font-size="12pt" officeooo:rsid="0030662b" officeooo:paragraph-rsid="0030662b" style:font-size-asian="12pt" style:font-size-complex="12pt"/>
    </style:style>
    <style:style style:name="P28" style:family="paragraph" style:parent-style-name="Standard">
      <style:text-properties style:font-name="sans-serif" fo:font-size="12pt" officeooo:rsid="0030662b" officeooo:paragraph-rsid="003614f3" style:font-size-asian="12pt" style:font-size-complex="12pt"/>
    </style:style>
    <style:style style:name="P29" style:family="paragraph" style:parent-style-name="Standard">
      <style:text-properties style:font-name="sans-serif" fo:font-size="12pt" officeooo:paragraph-rsid="0030662b" style:font-size-asian="12pt" style:font-size-complex="12pt"/>
    </style:style>
    <style:style style:name="P30" style:family="paragraph" style:parent-style-name="Standard">
      <style:text-properties style:font-name="sans-serif" fo:font-size="12pt" officeooo:paragraph-rsid="001f1dd5" style:font-size-asian="12pt" style:font-size-complex="12pt"/>
    </style:style>
    <style:style style:name="P31" style:family="paragraph" style:parent-style-name="Standard">
      <style:text-properties style:font-name="sans-serif" fo:font-size="12pt" fo:font-style="normal" officeooo:rsid="0020fc68" officeooo:paragraph-rsid="002436bf" style:font-size-asian="12pt" style:font-style-asian="normal" style:font-size-complex="12pt" style:font-style-complex="normal"/>
    </style:style>
    <style:style style:name="P32" style:family="paragraph" style:parent-style-name="Standard">
      <style:text-properties style:font-name="sans-serif" fo:font-size="12pt" fo:font-style="normal" officeooo:rsid="002cd7fa" officeooo:paragraph-rsid="002cd7fa" style:font-size-asian="12pt" style:font-style-asian="normal" style:font-size-complex="12pt" style:font-style-complex="normal"/>
    </style:style>
    <style:style style:name="P33" style:family="paragraph" style:parent-style-name="Standard">
      <style:text-properties style:font-name="sans-serif" fo:font-size="12pt" fo:font-style="normal" officeooo:rsid="002cd7fa" officeooo:paragraph-rsid="0030f1bf" style:font-size-asian="12pt" style:font-style-asian="normal" style:font-size-complex="12pt" style:font-style-complex="normal"/>
    </style:style>
    <style:style style:name="P34" style:family="paragraph" style:parent-style-name="Standard">
      <style:text-properties style:font-name="sans-serif" fo:font-size="12pt" fo:font-style="normal" officeooo:rsid="0038ed8b" officeooo:paragraph-rsid="0038ed8b" style:font-size-asian="12pt" style:font-style-asian="normal" style:font-size-complex="12pt" style:font-style-complex="normal"/>
    </style:style>
    <style:style style:name="P35" style:family="paragraph" style:parent-style-name="Standard">
      <style:text-properties style:font-name="sans-serif" fo:font-size="12pt" fo:font-style="normal" officeooo:rsid="0038ed8b" officeooo:paragraph-rsid="003a5279" style:font-size-asian="12pt" style:font-style-asian="normal" style:font-size-complex="12pt" style:font-style-complex="normal"/>
    </style:style>
    <style:style style:name="P36" style:family="paragraph" style:parent-style-name="Standard">
      <style:text-properties style:font-name="sans-serif" fo:font-size="12pt" fo:font-style="normal" officeooo:rsid="003c1fde" officeooo:paragraph-rsid="003c1fde" style:font-size-asian="12pt" style:font-style-asian="normal" style:font-size-complex="12pt" style:font-style-complex="normal"/>
    </style:style>
    <style:style style:name="P37" style:family="paragraph" style:parent-style-name="Standard">
      <style:text-properties style:font-name="sans-serif" fo:font-size="12pt" fo:font-style="normal" officeooo:rsid="003fae57" officeooo:paragraph-rsid="003fae57" style:font-size-asian="12pt" style:font-style-asian="normal" style:font-size-complex="12pt" style:font-style-complex="normal"/>
    </style:style>
    <style:style style:name="P38" style:family="paragraph" style:parent-style-name="Standard">
      <style:text-properties style:font-name="sans-serif" fo:font-size="12pt" fo:font-style="normal" fo:font-weight="bold" officeooo:rsid="004147dd" officeooo:paragraph-rsid="004147dd" style:font-size-asian="12pt" style:font-style-asian="normal" style:font-weight-asian="bold" style:font-size-complex="12pt" style:font-style-complex="normal" style:font-weight-complex="bold"/>
    </style:style>
    <style:style style:name="P39" style:family="paragraph" style:parent-style-name="Standard">
      <style:text-properties style:font-name="sans-serif" fo:font-size="12pt" fo:font-style="normal" fo:font-weight="normal" officeooo:rsid="004147dd" officeooo:paragraph-rsid="004147dd" style:font-size-asian="12pt" style:font-style-asian="normal" style:font-weight-asian="normal" style:font-size-complex="12pt" style:font-style-complex="normal" style:font-weight-complex="normal"/>
    </style:style>
    <style:style style:name="P40" style:family="paragraph" style:parent-style-name="Standard">
      <style:text-properties style:font-name="sans-serif" fo:font-size="12pt" style:text-underline-style="none" officeooo:paragraph-rsid="002cd7fa" style:font-size-asian="12pt" style:font-size-complex="12pt"/>
    </style:style>
    <style:style style:name="P41" style:family="paragraph" style:parent-style-name="Standard">
      <style:text-properties style:font-name="sans-serif" officeooo:paragraph-rsid="0030f1bf"/>
    </style:style>
    <style:style style:name="P42" style:family="paragraph" style:parent-style-name="Standard">
      <style:text-properties fo:font-size="12pt" officeooo:paragraph-rsid="00319646" style:font-size-asian="12pt" style:font-size-complex="12pt"/>
    </style:style>
    <style:style style:name="P43" style:family="paragraph" style:parent-style-name="Standard">
      <style:text-properties fo:font-size="12pt" officeooo:rsid="00299a24" officeooo:paragraph-rsid="003614f3" style:font-size-asian="12pt" style:font-size-complex="12pt"/>
    </style:style>
    <style:style style:name="P44" style:family="paragraph" style:parent-style-name="Standard">
      <style:text-properties style:font-name="FreeMono" fo:font-size="12pt" fo:font-style="normal" style:text-underline-style="none" officeooo:paragraph-rsid="001dfa20" style:font-size-asian="12pt" style:font-style-asian="normal" style:font-size-complex="12pt" style:font-style-complex="normal"/>
    </style:style>
    <style:style style:name="P45" style:family="paragraph" style:parent-style-name="Standard">
      <style:text-properties style:font-name="FreeMono" fo:font-size="12pt" officeooo:paragraph-rsid="001dfa20" style:font-size-asian="12pt" style:font-size-complex="12pt"/>
    </style:style>
    <style:style style:name="P46" style:family="paragraph" style:parent-style-name="Standard">
      <style:text-properties style:font-name="FreeMono" fo:font-size="12pt" style:text-underline-style="none" officeooo:rsid="001f1dd5" officeooo:paragraph-rsid="0030f1bf" style:font-size-asian="12pt" style:font-size-complex="12pt"/>
    </style:style>
    <style:style style:name="P47" style:family="paragraph" style:parent-style-name="Standard">
      <style:text-properties style:font-name="FreeMono" fo:font-size="12pt" style:text-underline-style="none" officeooo:rsid="001f1dd5" officeooo:paragraph-rsid="001f1dd5" style:font-size-asian="12pt" style:font-size-complex="12pt"/>
    </style:style>
    <style:style style:name="P48" style:family="paragraph" style:parent-style-name="Standard">
      <style:text-properties officeooo:paragraph-rsid="00380fdc"/>
    </style:style>
    <style:style style:name="P49" style:family="paragraph" style:parent-style-name="Standard">
      <style:paragraph-properties fo:break-before="page"/>
      <style:text-properties style:font-name="sans-serif" fo:font-size="12pt" officeooo:rsid="001ee667" officeooo:paragraph-rsid="001ee667" style:font-size-asian="12pt" style:font-size-complex="12pt"/>
    </style:style>
    <style:style style:name="P50" style:family="paragraph" style:parent-style-name="Standard">
      <style:paragraph-properties fo:break-before="page"/>
      <style:text-properties style:font-name="sans-serif" fo:font-size="12pt" officeooo:rsid="002cd7fa" officeooo:paragraph-rsid="002cd7fa" style:font-size-asian="12pt" style:font-size-complex="12pt"/>
    </style:style>
    <style:style style:name="P51" style:family="paragraph" style:parent-style-name="Standard">
      <style:paragraph-properties fo:break-before="page"/>
      <style:text-properties style:font-name="sans-serif" fo:font-size="12pt" fo:font-style="normal" fo:font-weight="bold" officeooo:rsid="004147dd" officeooo:paragraph-rsid="004147dd" style:font-size-asian="12pt" style:font-style-asian="normal" style:font-weight-asian="bold" style:font-size-complex="12pt" style:font-style-complex="normal" style:font-weight-complex="bold"/>
    </style:style>
    <style:style style:name="P52" style:family="paragraph" style:parent-style-name="Standard">
      <style:paragraph-properties fo:break-before="page"/>
      <style:text-properties fo:font-size="12pt" officeooo:rsid="00299a24" officeooo:paragraph-rsid="002ab087" style:font-size-asian="12pt" style:font-size-complex="12pt"/>
    </style:style>
    <style:style style:name="P53" style:family="paragraph" style:parent-style-name="Text_20_body">
      <style:text-properties style:font-name="sans-serif" fo:font-size="12pt" officeooo:rsid="002cd7fa" officeooo:paragraph-rsid="003decb9" style:font-size-asian="12pt" style:font-size-complex="12pt"/>
    </style:style>
    <style:style style:name="T1" style:family="text">
      <style:text-properties style:font-name="sans-serif"/>
    </style:style>
    <style:style style:name="T2" style:family="text">
      <style:text-properties style:font-name="sans-serif" officeooo:rsid="001c0ba0"/>
    </style:style>
    <style:style style:name="T3" style:family="text">
      <style:text-properties style:font-name="sans-serif" fo:font-size="12pt" fo:font-style="normal" officeooo:rsid="003c1fde" style:font-size-asian="12pt" style:font-style-asian="normal" style:font-size-complex="12pt" style:font-style-complex="normal"/>
    </style:style>
    <style:style style:name="T4" style:family="text">
      <style:text-properties style:font-name="sans-serif" fo:font-size="12pt" fo:font-style="normal" officeooo:rsid="00299a24" style:font-size-asian="12pt" style:font-style-asian="normal" style:font-size-complex="12pt" style:font-style-complex="normal"/>
    </style:style>
    <style:style style:name="T5" style:family="text">
      <style:text-properties style:font-name="sans-serif" fo:font-weight="bold" style:font-weight-asian="bold" style:font-weight-complex="bold"/>
    </style:style>
    <style:style style:name="T6" style:family="text">
      <style:text-properties style:font-name="sans-serif" officeooo:rsid="00319646"/>
    </style:style>
    <style:style style:name="T7" style:family="text">
      <style:text-properties style:font-name="sans-serif" officeooo:rsid="0032a113"/>
    </style:style>
    <style:style style:name="T8" style:family="text">
      <style:text-properties style:font-name="sans-serif" officeooo:rsid="0032b90e"/>
    </style:style>
    <style:style style:name="T9" style:family="text">
      <style:text-properties style:font-name="sans-serif" officeooo:rsid="0032b90e" fo:background-color="#ffff00" loext:char-shading-value="0"/>
    </style:style>
    <style:style style:name="T10" style:family="text">
      <style:text-properties style:font-name="sans-serif" officeooo:rsid="00348d91"/>
    </style:style>
    <style:style style:name="T11" style:family="text">
      <style:text-properties style:font-name="sans-serif" officeooo:rsid="003614f3"/>
    </style:style>
    <style:style style:name="T12" style:family="text">
      <style:text-properties style:font-name="sans-serif" officeooo:rsid="0030662b"/>
    </style:style>
    <style:style style:name="T13" style:family="text">
      <style:text-properties style:font-name="sans-serif" officeooo:rsid="0030662b" fo:background-color="#66ffff" loext:char-shading-value="0"/>
    </style:style>
    <style:style style:name="T14" style:family="text">
      <style:text-properties fo:font-style="normal" officeooo:rsid="002dc56b" style:font-style-asian="normal" style:font-style-complex="normal"/>
    </style:style>
    <style:style style:name="T15" style:family="text">
      <style:text-properties fo:font-style="normal" officeooo:rsid="002cd7fa" style:font-style-asian="normal" style:font-style-complex="normal"/>
    </style:style>
    <style:style style:name="T16" style:family="text">
      <style:text-properties fo:font-style="normal" officeooo:rsid="003114ef" style:font-style-asian="normal" style:font-style-complex="normal"/>
    </style:style>
    <style:style style:name="T17" style:family="text">
      <style:text-properties fo:font-style="normal" style:text-underline-style="none" style:font-style-asian="normal" style:font-style-complex="normal"/>
    </style:style>
    <style:style style:name="T18" style:family="text">
      <style:text-properties fo:font-style="normal" style:text-underline-style="none" officeooo:rsid="002dc56b" style:font-style-asian="normal" style:font-style-complex="normal"/>
    </style:style>
    <style:style style:name="T19" style:family="text">
      <style:text-properties style:text-underline-style="none"/>
    </style:style>
    <style:style style:name="T20" style:family="text">
      <style:text-properties style:text-underline-style="none" officeooo:rsid="002dc56b"/>
    </style:style>
    <style:style style:name="T21" style:family="text">
      <style:text-properties style:text-underline-style="none" officeooo:rsid="0020fc68"/>
    </style:style>
    <style:style style:name="T22" style:family="text">
      <style:text-properties style:text-underline-style="none" fo:background-color="#fff200" loext:char-shading-value="0"/>
    </style:style>
    <style:style style:name="T23" style:family="text">
      <style:text-properties style:text-underline-style="none" officeooo:rsid="0030f1bf"/>
    </style:style>
    <style:style style:name="T24" style:family="text">
      <style:text-properties officeooo:rsid="002e94ad"/>
    </style:style>
    <style:style style:name="T25" style:family="text">
      <style:text-properties officeooo:rsid="002e94ad" fo:background-color="#fff200" loext:char-shading-value="0"/>
    </style:style>
    <style:style style:name="T26" style:family="text">
      <style:text-properties officeooo:rsid="0030662b"/>
    </style:style>
    <style:style style:name="T27" style:family="text">
      <style:text-properties fo:background-color="#66ffff" loext:char-shading-value="0"/>
    </style:style>
    <style:style style:name="T28" style:family="text">
      <style:text-properties officeooo:rsid="0030662b" fo:background-color="#66ffff" loext:char-shading-value="0"/>
    </style:style>
    <style:style style:name="T29" style:family="text">
      <style:text-properties style:text-position="super 58%" fo:font-size="12pt" fo:font-style="normal" officeooo:rsid="0030f1bf" style:font-size-asian="12pt" style:font-style-asian="normal" style:font-size-complex="12pt" style:font-style-complex="normal"/>
    </style:style>
    <style:style style:name="T30" style:family="text">
      <style:text-properties fo:font-style="italic" style:font-style-asian="italic" style:font-style-complex="italic"/>
    </style:style>
    <style:style style:name="T31" style:family="text">
      <style:text-properties fo:font-style="italic" officeooo:rsid="001f1dd5" style:font-style-asian="italic" style:font-style-complex="italic"/>
    </style:style>
    <style:style style:name="T32" style:family="text">
      <style:text-properties fo:font-style="italic" officeooo:rsid="001f1b72" style:font-style-asian="italic" style:font-style-complex="italic"/>
    </style:style>
    <style:style style:name="T33" style:family="text">
      <style:text-properties style:font-name="FreeMono"/>
    </style:style>
    <style:style style:name="T34" style:family="text">
      <style:text-properties style:font-name="FreeMono" fo:font-style="normal" style:font-style-asian="normal" style:font-style-complex="normal"/>
    </style:style>
    <style:style style:name="T35" style:family="text">
      <style:text-properties style:font-name="FreeMono" fo:font-style="normal" officeooo:rsid="0035cce4" style:font-style-asian="normal" style:font-style-complex="normal"/>
    </style:style>
    <style:style style:name="T36" style:family="text">
      <style:text-properties style:font-name="FreeMono" fo:font-style="normal" officeooo:rsid="003614f3" style:font-style-asian="normal" style:font-style-complex="normal"/>
    </style:style>
    <style:style style:name="T37" style:family="text">
      <style:text-properties style:font-name="FreeMono" fo:font-size="12pt" fo:font-style="normal" officeooo:rsid="003c1fde" style:font-size-asian="12pt" style:font-style-asian="normal" style:font-size-complex="12pt" style:font-style-complex="normal"/>
    </style:style>
    <style:style style:name="T38" style:family="text">
      <style:text-properties style:font-name="FreeMono" officeooo:rsid="0030662b"/>
    </style:style>
    <style:style style:name="T39" style:family="text">
      <style:text-properties style:font-name="FreeMono" officeooo:rsid="003614f3"/>
    </style:style>
    <style:style style:name="T40" style:family="text">
      <style:text-properties style:font-name="FreeMono" officeooo:rsid="0042a2ae"/>
    </style:style>
    <style:style style:name="T41" style:family="text">
      <style:text-properties fo:background-color="#ffff00" loext:char-shading-value="0"/>
    </style:style>
    <style:style style:name="T42" style:family="text">
      <style:text-properties officeooo:rsid="002cd7fa" fo:background-color="#ffff00" loext:char-shading-value="0"/>
    </style:style>
    <style:style style:name="T43" style:family="text">
      <style:text-properties officeooo:rsid="0035cce4"/>
    </style:style>
    <style:style style:name="T44" style:family="text">
      <style:text-properties officeooo:rsid="00380fdc"/>
    </style:style>
    <style:style style:name="T45" style:family="text">
      <style:text-properties officeooo:rsid="0039c8eb"/>
    </style:style>
    <style:style style:name="T46" style:family="text">
      <style:text-properties fo:font-size="12pt" fo:font-style="normal" officeooo:rsid="0030f1bf" style:font-size-asian="12pt" style:font-style-asian="normal" style:font-size-complex="12pt" style:font-style-complex="normal"/>
    </style:style>
    <style:style style:name="T47" style:family="text">
      <style:text-properties fo:font-size="12pt" fo:font-style="normal" officeooo:rsid="00319646" style:font-size-asian="12pt" style:font-style-asian="normal" style:font-size-complex="12pt" style:font-style-complex="normal"/>
    </style:style>
    <style:style style:name="T48" style:family="text">
      <style:text-properties fo:font-size="12pt" fo:font-style="normal" officeooo:rsid="003114ef" style:font-size-asian="12pt" style:font-style-asian="normal" style:font-size-complex="12pt" style:font-style-complex="normal"/>
    </style:style>
    <style:style style:name="T49" style:family="text">
      <style:text-properties officeooo:rsid="003c1fde"/>
    </style:style>
    <style:style style:name="T50" style:family="text">
      <style:text-properties fo:font-weight="bold" style:font-weight-asian="bold" style:font-weight-complex="bold"/>
    </style:style>
    <style:style style:name="T51" style:family="text">
      <style:text-properties officeooo:rsid="0042a2ae"/>
    </style:style>
    <style:style style:name="T52" style:family="text">
      <style:text-properties officeooo:rsid="0042f0ce"/>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T</text:span><text:span text:style-name="T1">opDom</text:span></text:p>
      <text:p text:style-name="P3"/>
      <text:p text:style-name="P6">Algorithm outline</text:p>
      <text:p text:style-name="P2"><text:span text:style-name="T2">T</text:span><text:span text:style-name="T1">opDom computes for each bin a statistic (binSignal) based on the contact frequency among upstream and downstream chromatin regions. Boundaries of TADs are then identified as minima of binSignal values along the chromosome using a piecewise linear function. False positives are then filtered by testing the difference between interactions within upstream and downstream regions and between such regions by Wilcoxon rank sum test.</text:span></text:p>
      <text:p text:style-name="P16"/>
      <text:p text:style-name="P8">Software availability</text:p>
      <text:p text:style-name="P32"><text:span text:style-name="T19">TopDom was first distributed through the Zhou’s lab website (</text:span><text:a xlink:type="simple" xlink:href="http://zhoulab.usc.edu/TopDom" text:style-name="Internet_20_link" text:visited-style-name="Visited_20_Internet_20_Link"><text:span text:style-name="T21">http://zhoulab.usc.edu/TopDom</text:span></text:a><text:span text:style-name="T19">). However, this latter is no longer maintained. Fortunately, a R package has been developed upon of it (</text:span><text:span text:style-name="T22">Bengtsson and Shin 2018</text:span><text:span text:style-name="T19">; the original script has been made available on the GitHub account hosting this package). </text:span><text:span text:style-name="T23">Instructions for the installation of the package are available on the GitHub page (</text:span><text:a xlink:type="simple" xlink:href="https://github.com/HenrikBengtsson/TopDom" text:style-name="Internet_20_link" text:visited-style-name="Visited_20_Internet_20_Link">https://github.com/HenrikBengtsson/TopDom</text:a><text:span text:style-name="T23">).</text:span></text:p>
      <text:p text:style-name="P16"/>
      <text:p text:style-name="P11">Input format</text:p>
      <text:p text:style-name="P26"><text:span text:style-name="T15">The expected format is a N x (N+3) matrix of normalized counts. The first three columns hold information about the chromosome, start and end of the bin </text:span><text:span text:style-name="T16">(genomic coordinates)</text:span><text:span text:style-name="T15">. The remaining matrix entries contain the contact values. </text:span><text:span text:style-name="T14">To be passed to TopDom,. the matrix can s</text:span><text:span text:style-name="T18">tored in a text file or gzipped format. </text:span><text:span text:style-name="T20">A N x (N+4) format, with an additional id-column, is also accepted.</text:span></text:p>
      <text:p text:style-name="P40"/>
      <text:p text:style-name="P44"><text:s text:c="2"/>Chr10 <text:s text:c="2"/>0<text:tab/><text:tab/>40000<text:tab/>0 0 0 0 ...</text:p>
      <text:p text:style-name="P44"><text:s text:c="2"/>chr10 <text:s text:c="2"/>40000<text:tab/>80000<text:tab/>0 0 0 0 ...</text:p>
      <text:p text:style-name="P44"><text:s text:c="2"/>chr10 <text:s text:c="2"/>80000 <text:s/><text:tab/>12000<text:span text:style-name="T24">0<text:tab/></text:span>0 0 0 0 ...</text:p>
      <text:p text:style-name="P45"><text:span text:style-name="T17"><text:s text:c="2"/>chr10 <text:s text:c="2"/>120000<text:tab/>160000<text:tab/>0 0 0 0 ...</text:span></text:p>
      <text:p text:style-name="P16"/>
      <text:p text:style-name="P11">Parameters</text:p>
      <text:p text:style-name="P16"><text:span text:style-name="T24">TopDom requires a single parameter to set, the window size, to c</text:span>alculate the binSignal. <text:span text:style-name="T24">In the original article (</text:span><text:span text:style-name="T25">Shin et al. 2016</text:span><text:span text:style-name="T24">), t</text:span>he authors recommend using a <text:span text:style-name="T26">value </text:span>between 5 and 20, <text:span text:style-name="T26">and identify</text:span> 5 as the most appropriate in their <text:span text:style-name="T26">analysis</text:span>.</text:p>
      <text:p text:style-name="P16"/>
      <text:p text:style-name="P7">Launching</text:p>
      <text:p text:style-name="P27"><text:span text:style-name="T43">Once the package installed and loaded in R, l</text:span>aunching of TopDom is simply performed using the <text:span text:style-name="T34">TopDom</text:span> function <text:span text:style-name="T49">on each chromosome</text:span> (<text:span text:style-name="T27">cf. supp. R code</text:span>). </text:p>
      <text:p text:style-name="P17"/>
      <text:p text:style-name="P30"><text:span text:style-name="T31">Output format</text:span></text:p>
      <text:p text:style-name="P29"><text:span text:style-name="T26">The output of the TopDom function consists in a list of 3 data frames (“</text:span><text:span text:style-name="T38">bed</text:span><text:span text:style-name="T26">”, “</text:span><text:span text:style-name="T38">binSignal</text:span><text:span text:style-name="T26">” and “</text:span><text:span text:style-name="T38">domain</text:span><text:span text:style-name="T26">”). To retrieve a list of TADs, the most straightforward way is to extract the “bed” table of this list and, using the “name” column, to filter the rows containing the “domain“ coordinates (this table also holds information about gaps; </text:span><text:span text:style-name="T28">cf. supp. R code</text:span><text:span text:style-name="T26">). Thus, the genome partition might contain gap regions. The domains are non-overlapping. </text:span></text:p>
      <text:p text:style-name="P49"><text:span text:style-name="T50">CaTCH</text:span></text:p>
      <text:p text:style-name="P17"/>
      <text:p text:style-name="P6">Algorithm outline</text:p>
      <text:p text:style-name="P18">CaTCH is an algorithm that uses a metric called reciprocal insulation to quantify how well a TAD is isolated from its neighbors. The method starts by segmenting the Hi-C map into a set of domains, and then merging consecutive TADs whose reciprocal insulation score is lower than a given threshold. In order to stratify the whole hierarchy of TADs, CaTCH systematically varies this latter value.</text:p>
      <text:p text:style-name="P18"/>
      <text:p text:style-name="P9">Software availability</text:p>
      <text:p text:style-name="P33"><text:span text:style-name="T23">CaTCH is distributed as a R package. Instructions for the installation of the package are available on the GitHub page (</text:span><text:a xlink:type="simple" xlink:href="https://github.com/zhanyinx/CaTCH_R" text:style-name="Internet_20_link" text:visited-style-name="Visited_20_Internet_20_Link"><text:span text:style-name="T21">https://github.com/zhanyinx/CaTCH_R</text:span></text:a><text:span text:style-name="T23">).</text:span></text:p>
      <text:p text:style-name="P31"/>
      <text:p text:style-name="P12">Input format</text:p>
      <text:p text:style-name="P41"><text:span text:style-name="T46">The expect input format for CaTCH is a data frame in 4-column format, where each rows contains the normalized count value (4</text:span><text:span text:style-name="T29">th</text:span><text:span text:style-name="T46"> column) between two </text:span><text:span text:style-name="T47">given </text:span><text:span text:style-name="T46">bins (2</text:span><text:span text:style-name="T29">nd</text:span><text:span text:style-name="T46"> and 3</text:span><text:span text:style-name="T29">rd</text:span><text:span text:style-name="T46"> column; integer values). The user guide of CaTCH does not </text:span><text:span text:style-name="T48">specify if the bin numbering should be 0- or 1-based. Text files as well as gzipped files are accepted.</text:span></text:p>
      <text:p text:style-name="P46"/>
      <text:p text:style-name="P47">1 1001 1001 540.6538</text:p>
      <text:p text:style-name="P47">1 1001 1002 246.8385</text:p>
      <text:p text:style-name="P47">1 1001 1003 130.4811</text:p>
      <text:p text:style-name="P47">1 1001 1004 126.1130</text:p>
      <text:p text:style-name="P30"/>
      <text:p text:style-name="P14">Parameters</text:p>
      <text:p text:style-name="P42"><text:span text:style-name="T6">CaTCH identifies domains at various insulation thresholds (from 0.001 to 1 by 0.001), and doing so stratif</text:span><text:span text:style-name="T8">ies</text:span><text:span text:style-name="T6"> the whole hierarchy of compartments. After completion of the domain calling, a set of TADs can be extracted for any given insulation threshold </text:span><text:span text:style-name="T10">(smaller value yields to higher number of (smaller) domains)</text:span><text:span text:style-name="T6">. In the original publication </text:span><text:span text:style-name="T8">(</text:span><text:span text:style-name="T9">Zhan et al. 2017</text:span><text:span text:style-name="T8">)</text:span><text:span text:style-name="T6">, </text:span><text:span text:style-name="T1">the authors report </text:span><text:span text:style-name="T7">that a value of 0.65 </text:span><text:span text:style-name="T1">lead</text:span><text:span text:style-name="T7">s</text:span><text:span text:style-name="T1"> to maximal CTCF enrichment at boundaries, </text:span><text:span text:style-name="T8">and </text:span><text:span text:style-name="T1">the best match wit</text:span><text:span text:style-name="T2">h </text:span><text:span text:style-name="T8">the directionality index method (</text:span><text:span text:style-name="T9">Dixon et al. 2012</text:span><text:span text:style-name="T8">) is obtained with</text:span><text:span text:style-name="T2"> 0.69.</text:span></text:p>
      <text:p text:style-name="P19"/>
      <text:p text:style-name="P4">Launching</text:p>
      <text:p text:style-name="P28"><text:span text:style-name="T43">Once the package installed and loaded in R, l</text:span>aunching of <text:span text:style-name="T43">CaTCH</text:span> is simply performed using the <text:span text:style-name="T35">domain.call</text:span> function (<text:span text:style-name="T27">cf. supp. R code</text:span>). <text:span text:style-name="T43">If TAD calling is performed for multiple chromosomes, multi-threading can be achieved by calling instead </text:span>the <text:span text:style-name="T35">domain.call.</text:span><text:span text:style-name="T36">parallel</text:span> function.</text:p>
      <text:p text:style-name="P21"/>
      <text:p text:style-name="P20"><text:span text:style-name="T30">Output format</text:span></text:p>
      <text:p text:style-name="P43"><text:span text:style-name="T11">The output of CaTCH consists in a list of two data frames. One (“</text:span><text:span text:style-name="T39">ncluster</text:span><text:span text:style-name="T11">”) stores the number of domains identified for each of the insulation thresholds; the other table (“</text:span><text:span text:style-name="T39">clusters</text:span><text:span text:style-name="T11">”) contains information about the insulation and location of the domains for all the threshold values. A list of TADs in BED-like format can easily be derived from this latter table by extracting the rows at the desired insulation threshold, and converting back bin number (1-based) to genomic coordinates </text:span><text:span text:style-name="T12">(</text:span><text:span text:style-name="T13">cf. supp. R code</text:span><text:span text:style-name="T12">). </text:span><text:span text:style-name="T11">With this algorithm, the genome is fully partitioned into no-overlapping domains (no gaps).</text:span></text:p>
      <text:p text:style-name="P52"><text:span text:style-name="T5">Arrowhead</text:span><text:span text:style-name="T1"> </text:span></text:p>
      <text:p text:style-name="P23"><text:span text:style-name="T32"/></text:p>
      <text:p text:style-name="P23"><text:span text:style-name="T32">Algorithm outline</text:span></text:p>
      <text:p text:style-name="P23"><text:span text:style-name="T44">Arrowhead </text:span>applies an ad hoc transformation of the Hi-C matrix (arrowhead matrix) aimed at emphasizing TAD borders. <text:s/>TADs assume arrowhead features in this matrix and a corner score is defined as the sum of 3 scores: i) sum of the signs in lower triangle minus sum of the signs in upper triangle; ii) sum of the values in lower triangle minus sum of the values in uppertriangle; iii) total variance in upper and lower triangle. Domain corners (i.e. boundaries) will be identified by detecting points with maximal score.</text:p>
      <text:p text:style-name="P22"/>
      <text:p text:style-name="P10">Software availability</text:p>
      <text:p text:style-name="P34">Arrowhead, released as a Java program, is part of the Juicer suite of tools for Hi-C data analysis (<text:span text:style-name="T41">Durand et al. 2016</text:span>) and is deployed via GitHub (<text:a xlink:type="simple" xlink:href="https://github.com/aidenlab/juicer/wiki" text:style-name="Internet_20_link" text:visited-style-name="Visited_20_Internet_20_Link">https://github.com/aidenlab/juicer/wiki</text:a>).</text:p>
      <text:p text:style-name="P10"/>
      <text:p text:style-name="P13">Input format</text:p>
      <text:p text:style-name="P35">The arrowhead program requires <text:span text:style-name="T45">files in the specific “hic”</text:span> <text:span text:style-name="T45">format as input, (“a highly compressed binary file that provides rapid random access to the matrices”). Appropriately, the Juicer pipeline provides another Java tool (“pre”) that can be used to convert count data from text files to hic files (several input formats can be handled; </text:span><text:a xlink:type="simple" xlink:href="https://github.com/aidenlab/juicer/wiki/Pre" text:style-name="Internet_20_link" text:visited-style-name="Visited_20_Internet_20_Link"><text:span text:style-name="T45">https://github.com/aidenlab/juicer/wiki/Pre</text:span></text:a><text:span text:style-name="T45">; </text:span><text:span text:style-name="T28">cf. supp. R code</text:span><text:span text:style-name="T45">).</text:span></text:p>
      <text:p text:style-name="P13"/>
      <text:p text:style-name="P15">Parameters</text:p>
      <text:p text:style-name="P48"><text:span text:style-name="T3">To run Arrowhead, the user should set the size of the sliding </text:span><text:span text:style-name="T4">window </text:span><text:span text:style-name="T3">along the diagonal in which TADs will be detected (“</text:span><text:span text:style-name="T37">-m</text:span><text:span text:style-name="T3">” command line flag). This should be an even number and its default value is 2000. Arrowhead can work on already normalized count data or perform the normalization internally (controlled via the “</text:span><text:span text:style-name="T37">-k</text:span><text:span text:style-name="T3">” command line flag).</text:span></text:p>
      <text:p text:style-name="P15"/>
      <text:p text:style-name="P5">Launching</text:p>
      <text:p text:style-name="P36">Arrowhead can be launched from a terminal with the appropriate command (<text:a xlink:type="simple" xlink:href="https://github.com/aidenlab/juicer/wiki/Arrowhead" text:style-name="Internet_20_link" text:visited-style-name="Visited_20_Internet_20_Link">https://github.com/aidenlab/juicer/wiki/Arrowhead</text:a>; <text:span text:style-name="T28">cf. supp. R code</text:span>). The command can directly specify on which chromosome Arrowhead will be run (“<text:span text:style-name="T33">-c</text:span>” flag), and the “<text:span text:style-name="T33">--threads</text:span>” flag can be used to achieve multi-threading.</text:p>
      <text:p text:style-name="P5"/>
      <text:p text:style-name="P5">Output format</text:p>
      <text:p text:style-name="P37">After completion of the program, an output file (“[...]_blocks”) containing information about the domains found and some statistics will be written. In this latter, each row stores information for a domain, with its start and end genomic coordinates (not sorted). The partition obtained from Arrowhead can contain gaps. In addition, domains can be nested or overlapping. Therefore, some additional post-processing might be necessary, depending of the desired output (<text:span text:style-name="T28">cf. supp. R code</text:span>).</text:p>
      <text:p text:style-name="P5"/>
      <text:p text:style-name="P51">Comparison between two genome partitions with the Measure of Concordance (MoC)</text:p>
      <text:p text:style-name="P38"/>
      <text:p text:style-name="P39">The Measure of Concordance (MoC), previously introduced to compare clustering partitions (<text:span text:style-name="T42">Pfitzner </text:span><text:span text:style-name="T41">et al. 2009</text:span>), can be used to assess the similarity between two TAD caller results. Briefly, given two sets of TADs, MoC assesses the overlap between each pair of TADs, measured in number of base pairs and considering the overall size of both TADs. MoC ranges from 0, complete lack of concordance, to 1, perfect concordance, and it has the desirable property of being symmetric. </text:p>
      <text:p text:style-name="P39"><text:span text:style-name="T51">An implementation of t</text:span>he MoC calculation <text:span text:style-name="T51">can be found </text:span>in a publicly available <text:span text:style-name="T51">R </text:span>script (<text:a xlink:type="simple" xlink:href="https://github.com/CSOgroup/TAD-benchmarking-scripts/blob/master/Figure2/fig2_fig3_fig4_fig5_moc_calc.R" text:style-name="Internet_20_link" text:visited-style-name="Visited_20_Internet_20_Link">https://github.com/CSOgroup/TAD-benchmarking-scripts/blob/master/Figure2/fig2_fig3_fig4_fig5_moc_calc.R</text:a>). <text:span text:style-name="T51">The two partitions to be compared can simply be passed as 3-column BED format (chromosome, start, end) to the </text:span><text:span text:style-name="T40">get_MoC</text:span><text:span text:style-name="T51"> function, either by providing the path to corresponding BED file or as a data frame R object. Some additional parameters can be used to control e.g. how to handle comparison with a gap and a domain or if a penalty for the number of TADs should be introduced (cf. description in the source code). To speed up the calculation, multi-threading is supported (</text:span><text:span text:style-name="T40">nCpu </text:span><text:span text:style-name="T51">parameter).</text:span></text:p>
      <text:p text:style-name="P39"/>
      <text:p text:style-name="P39"/>
      <text:p text:style-name="P50"><text:span text:style-name="T50">References</text:span></text:p>
      <text:p text:style-name="P24"/>
      <text:p text:style-name="P24">Henrik Bengtsson and Hanjun Shin (2018). R Package TopDom: An Efficient and Deterministic Method for Identifying Topological Domains in Genomes. R package version 0.8.1. <text:a xlink:type="simple" xlink:href="https://github.com/HenrikBengtsson/TopDom" text:style-name="Internet_20_link" text:visited-style-name="Visited_20_Internet_20_Link">https://github.com/HenrikBengtsson/TopDom</text:a></text:p>
      <text:p text:style-name="P24"/>
      <text:p text:style-name="P53">Dixon JR, et al. Topological domains in mammalian genomes identified by analysis of chromatin interactions. Nature. 2012;485(7398):376–80.</text:p>
      <text:p text:style-name="P53">Neva C. Durand, Muhammad S. Shamim, Ido Machol, Suhas S. P. Rao, Miriam H. Huntley, Eric S. Lander, and Erez Lieberman Aiden. "Juicer provides a one-click system for analyzing loop-resolution Hi-C experiments." Cell Systems 3(1), 2016.</text:p>
      <text:p text:style-name="P53">Pfitzner D, Leibbrandt R, Powers D. Characterization and evaluation of similarity measures for pairs of clusterings. Knowl Inf Syst. 2009;19(3):361.</text:p>
      <text:p text:style-name="P25">Shin H, et al. TopDom: an efficient and deterministic method for identifying topological domains in genomes. Nucleic Acids Res. 2016;44(7):e70.</text:p>
      <text:p text:style-name="P25"/>
      <text:p text:style-name="P25">Zhan Y, et al. Reciprocal insulation analysis of Hi-C data shows that TADs represent a functionally but not structurally privileged scale in the hierarchical folding of chromosomes. Genome Res. 2017;27(3):479–9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7T06:59:54.073888671</meta:creation-date>
    <dc:date>2019-10-18T10:29:28.874225328</dc:date>
    <meta:editing-duration>PT1H4M44S</meta:editing-duration>
    <meta:editing-cycles>9</meta:editing-cycles>
    <meta:generator>LibreOffice/5.4.5.1$Linux_X86_64 LibreOffice_project/79c9829dd5d8054ec39a82dc51cd9eff340dbee8</meta:generator>
    <meta:document-statistic meta:table-count="0" meta:image-count="0" meta:object-count="0" meta:page-count="5" meta:paragraph-count="57" meta:word-count="1462" meta:character-count="9429" meta:non-whitespace-character-count="8003"/>
  </office:meta>
</office:document-meta>
</file>